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66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yscall Byte a Byte</text:p>
          </table:table-cell>
          <table:covered-table-cell table:number-columns-repeated="6"/>
          <table:table-cell table:number-columns-repeated="2"/>
        </table:table-row>
        <table:table-row table:style-name="ro1">
          <table:table-cell/>
          <table:table-cell office:value-type="string" calcext:value-type="string">
            <text:p>1 Execução</text:p>
          </table:table-cell>
          <table:table-cell office:value-type="string" calcext:value-type="string">
            <text:p>2 Execução</text:p>
          </table:table-cell>
          <table:table-cell office:value-type="string" calcext:value-type="string">
            <text:p>3 Execução</text:p>
          </table:table-cell>
          <table:table-cell office:value-type="string" calcext:value-type="string">
            <text:p>4 Execução</text:p>
          </table:table-cell>
          <table:table-cell office:value-type="string" calcext:value-type="string">
            <text:p>5 Execução</text:p>
          </table:table-cell>
          <table:table-cell table:style-name="ce3" office:value-type="string" calcext:value-type="string">
            <text:p>Mé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byte</text:p>
          </table:table-cell>
          <table:table-cell office:value-type="float" office:value="0.000042" calcext:value-type="float">
            <text:p>0,000042</text:p>
          </table:table-cell>
          <table:table-cell office:value-type="float" office:value="0.000061" calcext:value-type="float">
            <text:p>0,000061</text:p>
          </table:table-cell>
          <table:table-cell office:value-type="float" office:value="0.000049" calcext:value-type="float">
            <text:p>0,000049</text:p>
          </table:table-cell>
          <table:table-cell office:value-type="float" office:value="0.000059" calcext:value-type="float">
            <text:p>0,000059</text:p>
          </table:table-cell>
          <table:table-cell office:value-type="float" office:value="0.000054" calcext:value-type="float">
            <text:p>0,000054</text:p>
          </table:table-cell>
          <table:table-cell table:formula="of:=([.B3]+[.C3]+[.D3]+[.E3]+[.F3])/5" office:value-type="float" office:value="0.000053" calcext:value-type="float">
            <text:p>0,000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KB</text:p>
          </table:table-cell>
          <table:table-cell office:value-type="float" office:value="0.017198" calcext:value-type="float">
            <text:p>0,017198</text:p>
          </table:table-cell>
          <table:table-cell office:value-type="float" office:value="0.019892" calcext:value-type="float">
            <text:p>0,019892</text:p>
          </table:table-cell>
          <table:table-cell office:value-type="float" office:value="0.010747" calcext:value-type="float">
            <text:p>0,010747</text:p>
          </table:table-cell>
          <table:table-cell office:value-type="float" office:value="0.013113" calcext:value-type="float">
            <text:p>0,013113</text:p>
          </table:table-cell>
          <table:table-cell office:value-type="float" office:value="0.020155" calcext:value-type="float">
            <text:p>0,020155</text:p>
          </table:table-cell>
          <table:table-cell table:formula="of:=([.B4]+[.C4]+[.D4]+[.E4]+[.F4])/5" office:value-type="float" office:value="0.016221" calcext:value-type="float">
            <text:p>0,016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KB</text:p>
          </table:table-cell>
          <table:table-cell office:value-type="float" office:value="0.248059" calcext:value-type="float">
            <text:p>0,248059</text:p>
          </table:table-cell>
          <table:table-cell office:value-type="float" office:value="0.234989" calcext:value-type="float">
            <text:p>0,234989</text:p>
          </table:table-cell>
          <table:table-cell office:value-type="float" office:value="0.319675" calcext:value-type="float">
            <text:p>0,319675</text:p>
          </table:table-cell>
          <table:table-cell office:value-type="float" office:value="0.195518" calcext:value-type="float">
            <text:p>0,195518</text:p>
          </table:table-cell>
          <table:table-cell office:value-type="float" office:value="0.198582" calcext:value-type="float">
            <text:p>0,198582</text:p>
          </table:table-cell>
          <table:table-cell table:formula="of:=([.B5]+[.C5]+[.D5]+[.E5]+[.F5])/5" office:value-type="float" office:value="0.2393646" calcext:value-type="float">
            <text:p>0,2393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B</text:p>
          </table:table-cell>
          <table:table-cell office:value-type="float" office:value="4.890008" calcext:value-type="float">
            <text:p>4,890008</text:p>
          </table:table-cell>
          <table:table-cell office:value-type="float" office:value="3.813028" calcext:value-type="float">
            <text:p>3,813028</text:p>
          </table:table-cell>
          <table:table-cell office:value-type="float" office:value="3.790499" calcext:value-type="float">
            <text:p>3,790499</text:p>
          </table:table-cell>
          <table:table-cell office:value-type="float" office:value="3.786244" calcext:value-type="float">
            <text:p>3,786244</text:p>
          </table:table-cell>
          <table:table-cell office:value-type="float" office:value="3.786914" calcext:value-type="float">
            <text:p>3,786914</text:p>
          </table:table-cell>
          <table:table-cell table:formula="of:=([.B6]+[.C6]+[.D6]+[.E6]+[.F6])/5" office:value-type="float" office:value="4.0133386" calcext:value-type="float">
            <text:p>4,0133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GB</text:p>
          </table:table-cell>
          <table:table-cell office:value-type="string" calcext:value-type="string">
            <text:p>4031.75319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 table:number-columns-spanned="7" table:number-rows-spanned="1">
            <text:p>Bloco</text:p>
          </table:table-cell>
          <table:covered-table-cell table:number-columns-repeated="6"/>
          <table:table-cell table:number-columns-repeated="2"/>
        </table:table-row>
        <table:table-row table:style-name="ro1">
          <table:table-cell/>
          <table:table-cell office:value-type="string" calcext:value-type="string">
            <text:p>1 Execução</text:p>
          </table:table-cell>
          <table:table-cell office:value-type="string" calcext:value-type="string">
            <text:p>2 Execução</text:p>
          </table:table-cell>
          <table:table-cell office:value-type="string" calcext:value-type="string">
            <text:p>3 Execução</text:p>
          </table:table-cell>
          <table:table-cell office:value-type="string" calcext:value-type="string">
            <text:p>4 Execução</text:p>
          </table:table-cell>
          <table:table-cell office:value-type="string" calcext:value-type="string">
            <text:p>5 Execução</text:p>
          </table:table-cell>
          <table:table-cell table:style-name="ce3" office:value-type="string" calcext:value-type="string">
            <text:p>Mé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byte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34" calcext:value-type="float">
            <text:p>0,00003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3" calcext:value-type="float">
            <text:p>0,00003</text:p>
          </table:table-cell>
          <table:table-cell table:formula="of:=([.B11]+[.C11]+[.D11]+[.E11]+[.F11])/5" office:value-type="float" office:value="0.0000264" calcext:value-type="float">
            <text:p>0,0000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KB</text:p>
          </table:table-cell>
          <table:table-cell office:value-type="float" office:value="0.000008" calcext:value-type="float">
            <text:p>0,000008</text:p>
          </table:table-cell>
          <table:table-cell office:value-type="float" office:value="0.000014" calcext:value-type="float">
            <text:p>0,000014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00012" calcext:value-type="float">
            <text:p>0,000012</text:p>
          </table:table-cell>
          <table:table-cell office:value-type="float" office:value="0.000013" calcext:value-type="float">
            <text:p>0,000013</text:p>
          </table:table-cell>
          <table:table-cell table:formula="of:=([.B12]+[.C12]+[.D12]+[.E12]+[.F12])/5" office:value-type="float" office:value="0.0000116" calcext:value-type="float">
            <text:p>0,0000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KB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0.000081" calcext:value-type="float">
            <text:p>0,000081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0.000095" calcext:value-type="float">
            <text:p>0,000095</text:p>
          </table:table-cell>
          <table:table-cell office:value-type="float" office:value="0.000079" calcext:value-type="float">
            <text:p>0,000079</text:p>
          </table:table-cell>
          <table:table-cell table:formula="of:=([.B13]+[.C13]+[.D13]+[.E13]+[.F13])/5" office:value-type="float" office:value="0.0000944" calcext:value-type="float">
            <text:p>0,0000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B</text:p>
          </table:table-cell>
          <table:table-cell office:value-type="float" office:value="0.002101" calcext:value-type="float">
            <text:p>0,002101</text:p>
          </table:table-cell>
          <table:table-cell office:value-type="float" office:value="0.00193" calcext:value-type="float">
            <text:p>0,00193</text:p>
          </table:table-cell>
          <table:table-cell office:value-type="float" office:value="0.001908" calcext:value-type="float">
            <text:p>0,001908</text:p>
          </table:table-cell>
          <table:table-cell table:number-columns-repeated="2" office:value-type="float" office:value="0.001863" calcext:value-type="float">
            <text:p>0,001863</text:p>
          </table:table-cell>
          <table:table-cell table:formula="of:=([.B14]+[.C14]+[.D14]+[.E14]+[.F14])/5" office:value-type="float" office:value="0.001933" calcext:value-type="float">
            <text:p>0,001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GB</text:p>
          </table:table-cell>
          <table:table-cell office:value-type="float" office:value="29.547644" calcext:value-type="float">
            <text:p>29,547644</text:p>
          </table:table-cell>
          <table:table-cell office:value-type="float" office:value="29.605073" calcext:value-type="float">
            <text:p>29,605073</text:p>
          </table:table-cell>
          <table:table-cell office:value-type="float" office:value="16.518865" calcext:value-type="float">
            <text:p>16,518865</text:p>
          </table:table-cell>
          <table:table-cell office:value-type="float" office:value="8.190205" calcext:value-type="float">
            <text:p>8,190205</text:p>
          </table:table-cell>
          <table:table-cell office:value-type="float" office:value="9.148759" calcext:value-type="float">
            <text:p>9,148759</text:p>
          </table:table-cell>
          <table:table-cell table:formula="of:=([.B15]+[.C15]+[.D15]+[.E15]+[.F15])/5" office:value-type="float" office:value="18.6021092" calcext:value-type="float">
            <text:p>18,60210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7" table:number-rows-spanned="1">
            <text:p>Biblioteca Byte a Byte</text:p>
          </table:table-cell>
          <table:covered-table-cell table:number-columns-repeated="6"/>
          <table:table-cell table:number-columns-repeated="2"/>
        </table:table-row>
        <table:table-row table:style-name="ro1">
          <table:table-cell/>
          <table:table-cell office:value-type="string" calcext:value-type="string">
            <text:p>1 Execução</text:p>
          </table:table-cell>
          <table:table-cell office:value-type="string" calcext:value-type="string">
            <text:p>2 Execução</text:p>
          </table:table-cell>
          <table:table-cell office:value-type="string" calcext:value-type="string">
            <text:p>3 Execução</text:p>
          </table:table-cell>
          <table:table-cell office:value-type="string" calcext:value-type="string">
            <text:p>4 Execução</text:p>
          </table:table-cell>
          <table:table-cell office:value-type="string" calcext:value-type="string">
            <text:p>5 Execução</text:p>
          </table:table-cell>
          <table:table-cell table:style-name="ce3" office:value-type="string" calcext:value-type="string">
            <text:p>Mé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byte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0027" calcext:value-type="float">
            <text:p>0,000027</text:p>
          </table:table-cell>
          <table:table-cell table:formula="of:=([.B18]+[.C18]+[.D18]+[.E18]+[.F18])/5" office:value-type="float" office:value="0.0000292" calcext:value-type="float">
            <text:p>0,0000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KB</text:p>
          </table:table-cell>
          <table:table-cell office:value-type="float" office:value="0.000098" calcext:value-type="float">
            <text:p>0,000098</text:p>
          </table:table-cell>
          <table:table-cell office:value-type="float" office:value="0.000093" calcext:value-type="float">
            <text:p>0,000093</text:p>
          </table:table-cell>
          <table:table-cell office:value-type="float" office:value="0.000088" calcext:value-type="float">
            <text:p>0,000088</text:p>
          </table:table-cell>
          <table:table-cell office:value-type="float" office:value="0.000137" calcext:value-type="float">
            <text:p>0,000137</text:p>
          </table:table-cell>
          <table:table-cell office:value-type="float" office:value="0.000133" calcext:value-type="float">
            <text:p>0,000133</text:p>
          </table:table-cell>
          <table:table-cell table:formula="of:=([.B19]+[.C19]+[.D19]+[.E19]+[.F19])/5" office:value-type="float" office:value="0.0001098" calcext:value-type="float">
            <text:p>0,0001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KB</text:p>
          </table:table-cell>
          <table:table-cell office:value-type="float" office:value="0.002033" calcext:value-type="float">
            <text:p>0,002033</text:p>
          </table:table-cell>
          <table:table-cell office:value-type="float" office:value="0.002189" calcext:value-type="float">
            <text:p>0,002189</text:p>
          </table:table-cell>
          <table:table-cell office:value-type="float" office:value="0.002399" calcext:value-type="float">
            <text:p>0,002399</text:p>
          </table:table-cell>
          <table:table-cell office:value-type="float" office:value="0.00205" calcext:value-type="float">
            <text:p>0,00205</text:p>
          </table:table-cell>
          <table:table-cell office:value-type="float" office:value="0.002119" calcext:value-type="float">
            <text:p>0,002119</text:p>
          </table:table-cell>
          <table:table-cell table:formula="of:=([.B20]+[.C20]+[.D20]+[.E20]+[.F20])/5" office:value-type="float" office:value="0.002158" calcext:value-type="float">
            <text:p>0,002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B</text:p>
          </table:table-cell>
          <table:table-cell office:value-type="float" office:value="0.043158" calcext:value-type="float">
            <text:p>0,043158</text:p>
          </table:table-cell>
          <table:table-cell office:value-type="float" office:value="0.052223" calcext:value-type="float">
            <text:p>0,052223</text:p>
          </table:table-cell>
          <table:table-cell office:value-type="float" office:value="0.043366" calcext:value-type="float">
            <text:p>0,043366</text:p>
          </table:table-cell>
          <table:table-cell office:value-type="float" office:value="0.043371" calcext:value-type="float">
            <text:p>0,043371</text:p>
          </table:table-cell>
          <table:table-cell office:value-type="float" office:value="0.043017" calcext:value-type="float">
            <text:p>0,043017</text:p>
          </table:table-cell>
          <table:table-cell table:formula="of:=([.B21]+[.C21]+[.D21]+[.E21]+[.F21])/5" office:value-type="float" office:value="0.045027" calcext:value-type="float">
            <text:p>0,045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GB</text:p>
          </table:table-cell>
          <table:table-cell office:value-type="float" office:value="24.747786" calcext:value-type="float">
            <text:p>24,747786</text:p>
          </table:table-cell>
          <table:table-cell office:value-type="float" office:value="24.290989" calcext:value-type="float">
            <text:p>24,290989</text:p>
          </table:table-cell>
          <table:table-cell office:value-type="float" office:value="25.567036" calcext:value-type="float">
            <text:p>25,567036</text:p>
          </table:table-cell>
          <table:table-cell office:value-type="float" office:value="28.700622" calcext:value-type="float">
            <text:p>28,700622</text:p>
          </table:table-cell>
          <table:table-cell office:value-type="float" office:value="29.96164" calcext:value-type="float">
            <text:p>29,96164</text:p>
          </table:table-cell>
          <table:table-cell table:formula="of:=([.B22]+[.C22]+[.D22]+[.E22]+[.F22])/5" office:value-type="float" office:value="26.6536146" calcext:value-type="float">
            <text:p>26,653614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10:14:09.4559517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0:14:15.700023455</meta:creation-date>
    <meta:editing-duration>PT57M23S</meta:editing-duration>
    <meta:editing-cycles>2</meta:editing-cycles>
    <meta:generator>LibreOffice/5.1.6.2$Linux_X86_64 LibreOffice_project/10m0$Build-2</meta:generator>
    <dc:date>2017-09-20T15:24:26.140626683</dc:date>
    <meta:document-statistic meta:table-count="1" meta:cell-count="122" meta:object-count="0"/>
  </office:meta>
</office:document-meta>
</file>